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NAV/SPEEDYBEEF405WING 8.0.1 Mar 28 2025 / 09:52:26 (ae47bcba) </text:p>
      <text:p text:style-name="Standard"># GCC-13.2.1 20231009</text:p>
      <text:p text:style-name="Standard"/>
      <text:p text:style-name="Standard"># Timer overrides</text:p>
      <text:p text:style-name="Standard">timer_output_mode 2 SERVOS</text:p>
      <text:p text:style-name="Standard">timer_output_mode 7 MOTORS</text:p>
      <text:p text:style-name="Standard"/>
      <text:p text:style-name="Standard"># Outputs [servo]</text:p>
      <text:p text:style-name="Standard">servo 1 1000 2000 1500 -100</text:p>
      <text:p text:style-name="Standard">servo 2 1000 2000 1500 -100</text:p>
      <text:p text:style-name="Standard"/>
      <text:p text:style-name="Standard"># features</text:p>
      <text:p text:style-name="Standard">feature GPS</text:p>
      <text:p text:style-name="Standard">feature PWM_OUTPUT_ENABLE</text:p>
      <text:p text:style-name="Standard">feature FW_AUTOTRIM</text:p>
      <text:p text:style-name="Standard"/>
      <text:p text:style-name="Standard"># blackbox</text:p>
      <text:p text:style-name="Standard">blackbox -NAV_ACC</text:p>
      <text:p text:style-name="Standard">blackbox NAV_POS</text:p>
      <text:p text:style-name="Standard">blackbox NAV_PID</text:p>
      <text:p text:style-name="Standard">blackbox MAG</text:p>
      <text:p text:style-name="Standard">blackbox ACC</text:p>
      <text:p text:style-name="Standard">blackbox ATTI</text:p>
      <text:p text:style-name="Standard">blackbox RC_DATA</text:p>
      <text:p text:style-name="Standard">blackbox RC_COMMAND</text:p>
      <text:p text:style-name="Standard">blackbox MOTORS</text:p>
      <text:p text:style-name="Standard">blackbox -GYRO_RAW</text:p>
      <text:p text:style-name="Standard">blackbox -PEAKS_R</text:p>
      <text:p text:style-name="Standard">blackbox -PEAKS_P</text:p>
      <text:p text:style-name="Standard">blackbox -PEAKS_Y</text:p>
      <text:p text:style-name="Standard">blackbox SERVOS</text:p>
      <text:p text:style-name="Standard"/>
      <text:p text:style-name="Standard"># Receiver: Channel map</text:p>
      <text:p text:style-name="Standard">map TAER</text:p>
      <text:p text:style-name="Standard"/>
      <text:p text:style-name="Standard"># Ports</text:p>
      <text:p text:style-name="Standard">serial 2 2 115200 57600 0 115200</text:p>
      <text:p text:style-name="Standard">serial 4 33554432 115200 115200 0 115200</text:p>
      <text:p text:style-name="Standard"/>
      <text:p text:style-name="Standard"># Modes [aux]</text:p>
      <text:p text:style-name="Standard">aux 0 0 0 1700 2100</text:p>
      <text:p text:style-name="Standard">aux 1 1 3 900 1300</text:p>
      <text:p text:style-name="Standard">aux 2 11 2 900 1300</text:p>
      <text:p text:style-name="Standard">aux 3 10 2 1700 2100</text:p>
      <text:p text:style-name="Standard">aux 4 62 3 900 1700</text:p>
      <text:p text:style-name="Standard">aux 5 63 3 1300 1700</text:p>
      <text:p text:style-name="Standard"/>
      <text:p text:style-name="Standard"># Mission Control Waypoints [wp]</text:p>
      <text:p text:style-name="Standard">#wp 0 invalid</text:p>
      <text:p text:style-name="Standard"><text:soft-page-break/></text:p>
      <text:p text:style-name="Standard"># OSD [osd_layout]</text:p>
      <text:p text:style-name="Standard">osd_layout 0 0 35 2 H</text:p>
      <text:p text:style-name="Standard">osd_layout 0 1 12 8 H</text:p>
      <text:p text:style-name="Standard">osd_layout 0 7 23 14 V</text:p>
      <text:p text:style-name="Standard">osd_layout 0 9 35 3 V</text:p>
      <text:p text:style-name="Standard">osd_layout 0 11 33 13 V</text:p>
      <text:p text:style-name="Standard">osd_layout 0 12 11 14 V</text:p>
      <text:p text:style-name="Standard">osd_layout 0 13 12 2 V</text:p>
      <text:p text:style-name="Standard">osd_layout 0 14 35 1 V</text:p>
      <text:p text:style-name="Standard">osd_layout 0 15 11 1 V</text:p>
      <text:p text:style-name="Standard">osd_layout 0 20 29 16 V</text:p>
      <text:p text:style-name="Standard">osd_layout 0 21 11 16 V</text:p>
      <text:p text:style-name="Standard">osd_layout 0 22 24 2 V</text:p>
      <text:p text:style-name="Standard">osd_layout 0 23 21 3 V</text:p>
      <text:p text:style-name="Standard">osd_layout 0 28 33 14 V</text:p>
      <text:p text:style-name="Standard">osd_layout 0 30 11 15 V</text:p>
      <text:p text:style-name="Standard">osd_layout 0 31 35 2 V</text:p>
      <text:p text:style-name="Standard">osd_layout 0 32 11 13 V</text:p>
      <text:p text:style-name="Standard">osd_layout 0 34 20 1 V</text:p>
      <text:p text:style-name="Standard">osd_layout 0 97 20 16 H</text:p>
      <text:p text:style-name="Standard"/>
      <text:p text:style-name="Standard"># master</text:p>
      <text:p text:style-name="Standard">set gyro_main_lpf_hz = 80</text:p>
      <text:p text:style-name="Standard">set dynamic_gyro_notch_q = 250</text:p>
      <text:p text:style-name="Standard">set dynamic_gyro_notch_mode = 3D</text:p>
      <text:p text:style-name="Standard">set gyro_zero_x = -5</text:p>
      <text:p text:style-name="Standard">set gyro_zero_y = -2</text:p>
      <text:p text:style-name="Standard">set gyro_zero_z = -1</text:p>
      <text:p text:style-name="Standard">set ins_gravity_cmss = <text:s/>981.659</text:p>
      <text:p text:style-name="Standard">set gyro_adaptive_filter_min_hz = 20</text:p>
      <text:p text:style-name="Standard">set acc_hardware = ICM42605</text:p>
      <text:p text:style-name="Standard">set acczero_x = -2</text:p>
      <text:p text:style-name="Standard">set acczero_y = -3</text:p>
      <text:p text:style-name="Standard">set acczero_z = 14</text:p>
      <text:p text:style-name="Standard">set accgain_x = 4095</text:p>
      <text:p text:style-name="Standard">set accgain_y = 4100</text:p>
      <text:p text:style-name="Standard">set accgain_z = 4098</text:p>
      <text:p text:style-name="Standard">set align_mag = CW270FLIP</text:p>
      <text:p text:style-name="Standard">set mag_hardware = LIS3MDL</text:p>
      <text:p text:style-name="Standard">set magzero_x = -543</text:p>
      <text:p text:style-name="Standard">set magzero_y = -265</text:p>
      <text:p text:style-name="Standard">set magzero_z = -657</text:p>
      <text:p text:style-name="Standard">set maggain_x = 735</text:p>
      <text:p text:style-name="Standard">set maggain_y = 744</text:p>
      <text:p text:style-name="Standard">set maggain_z = 652</text:p>
      <text:p text:style-name="Standard">set align_mag_pitch = -1800</text:p>
      <text:p text:style-name="Standard">set align_mag_yaw = 900</text:p>
      <text:p text:style-name="Standard">set baro_hardware = SPL06</text:p>
      <text:p text:style-name="Standard"><text:soft-page-break/>set blackbox_rate_denom = 2</text:p>
      <text:p text:style-name="Standard">set motor_pwm_protocol = STANDARD</text:p>
      <text:p text:style-name="Standard">set align_board_roll = -2</text:p>
      <text:p text:style-name="Standard">set align_board_pitch = 4</text:p>
      <text:p text:style-name="Standard">set servo_pwm_rate = 160</text:p>
      <text:p text:style-name="Standard">set servo_lpf_hz = 30</text:p>
      <text:p text:style-name="Standard">set small_angle = 180</text:p>
      <text:p text:style-name="Standard">set applied_defaults = 3</text:p>
      <text:p text:style-name="Standard">set gps_ublox_use_galileo = ON</text:p>
      <text:p text:style-name="Standard">set gps_ublox_use_beidou = ON</text:p>
      <text:p text:style-name="Standard">set gps_ublox_use_glonass = ON</text:p>
      <text:p text:style-name="Standard">set airmode_type = STICK_CENTER_ONCE</text:p>
      <text:p text:style-name="Standard">set nav_disarm_on_landing = OFF</text:p>
      <text:p text:style-name="Standard">set nav_wp_radius = 800</text:p>
      <text:p text:style-name="Standard">set nav_wp_max_safe_distance = 500</text:p>
      <text:p text:style-name="Standard">set nav_rth_allow_landing = FS_ONLY</text:p>
      <text:p text:style-name="Standard">set nav_rth_altitude = 5000</text:p>
      <text:p text:style-name="Standard">set nav_fw_control_smoothness = 2</text:p>
      <text:p text:style-name="Standard">set nav_fw_launch_motor_delay = 100</text:p>
      <text:p text:style-name="Standard">set nav_fw_launch_max_altitude = 5000</text:p>
      <text:p text:style-name="Standard">set nav_fw_launch_climb_angle = 25</text:p>
      <text:p text:style-name="Standard">set osd_video_system = HDZERO</text:p>
      <text:p text:style-name="Standard">set osd_units = IMPERIAL</text:p>
      <text:p text:style-name="Standard">set i2c_speed = 800KHZ</text:p>
      <text:p text:style-name="Standard">set vtx_band = 5</text:p>
      <text:p text:style-name="Standard">set vtx_channel = 8</text:p>
      <text:p text:style-name="Standard"/>
      <text:p text:style-name="Standard"># control_profile</text:p>
      <text:p text:style-name="Standard">control_profile 1</text:p>
      <text:p text:style-name="Standard"/>
      <text:p text:style-name="Standard">set fw_p_pitch = 15</text:p>
      <text:p text:style-name="Standard">set fw_i_pitch = 5</text:p>
      <text:p text:style-name="Standard">set fw_d_pitch = 5</text:p>
      <text:p text:style-name="Standard">set fw_ff_pitch = 80</text:p>
      <text:p text:style-name="Standard">set fw_p_roll = 15</text:p>
      <text:p text:style-name="Standard">set fw_i_roll = 3</text:p>
      <text:p text:style-name="Standard">set fw_d_roll = 7</text:p>
      <text:p text:style-name="Standard">set fw_p_yaw = 50</text:p>
      <text:p text:style-name="Standard">set fw_i_yaw = 0</text:p>
      <text:p text:style-name="Standard">set fw_d_yaw = 20</text:p>
      <text:p text:style-name="Standard">set fw_ff_yaw = 255</text:p>
      <text:p text:style-name="Standard">set dterm_lpf_hz = 10</text:p>
      <text:p text:style-name="Standard">set dterm_lpf_type = PT3</text:p>
      <text:p text:style-name="Standard">set fw_turn_assist_pitch_gain = <text:s/>0.400</text:p>
      <text:p text:style-name="Standard">set nav_fw_pos_z_p = 25</text:p>
      <text:p text:style-name="Standard">set nav_fw_pos_z_d = 8</text:p>
      <text:p text:style-name="Standard">set nav_fw_pos_xy_p = 55</text:p>
      <text:p text:style-name="Standard">set mc_iterm_relax = RPY</text:p>
      <text:p text:style-name="Standard">set d_boost_min = <text:s/>1.000</text:p>
      <text:p text:style-name="Standard"><text:soft-page-break/>set d_boost_max = <text:s/>1.000</text:p>
      <text:p text:style-name="Standard">set d_boost_gyro_delta_lpf_hz = 60</text:p>
      <text:p text:style-name="Standard">set antigravity_gain = <text:s/>2.000</text:p>
      <text:p text:style-name="Standard">set antigravity_accelerator = <text:s/>5.000</text:p>
      <text:p text:style-name="Standard">set fw_level_pitch_trim = <text:s/>5.000</text:p>
      <text:p text:style-name="Standard">set smith_predictor_delay = <text:s/>1.500</text:p>
      <text:p text:style-name="Standard">set tpa_rate = 20</text:p>
      <text:p text:style-name="Standard">set tpa_breakpoint = 1200</text:p>
      <text:p text:style-name="Standard">set tpa_on_yaw = ON</text:p>
      <text:p text:style-name="Standard">set rc_expo = 30</text:p>
      <text:p text:style-name="Standard">set rc_yaw_expo = 30</text:p>
      <text:p text:style-name="Standard">set roll_rate = 18</text:p>
      <text:p text:style-name="Standard">set pitch_rate = 9</text:p>
      <text:p text:style-name="Standard">set yaw_rate = 3</text:p>
      <text:p text:style-name="Standard"/>
      <text:p text:style-name="Standard"># control_profile</text:p>
      <text:p text:style-name="Standard">control_profile 2</text:p>
      <text:p text:style-name="Standard"/>
      <text:p text:style-name="Standard">set mc_d_pitch = 0</text:p>
      <text:p text:style-name="Standard">set mc_d_roll = 0</text:p>
      <text:p text:style-name="Standard">set fw_p_pitch = 0</text:p>
      <text:p text:style-name="Standard">set fw_i_pitch = 5</text:p>
      <text:p text:style-name="Standard">set fw_ff_pitch = 80</text:p>
      <text:p text:style-name="Standard">set fw_p_roll = 15</text:p>
      <text:p text:style-name="Standard">set fw_i_roll = 3</text:p>
      <text:p text:style-name="Standard">set fw_p_yaw = 50</text:p>
      <text:p text:style-name="Standard">set fw_i_yaw = 0</text:p>
      <text:p text:style-name="Standard">set fw_d_yaw = 20</text:p>
      <text:p text:style-name="Standard">set fw_ff_yaw = 255</text:p>
      <text:p text:style-name="Standard">set fw_d_level = 0</text:p>
      <text:p text:style-name="Standard">set dterm_lpf_hz = 60</text:p>
      <text:p text:style-name="Standard">set dterm_lpf_type = PT3</text:p>
      <text:p text:style-name="Standard">set fw_turn_assist_pitch_gain = <text:s/>0.400</text:p>
      <text:p text:style-name="Standard">set nav_fw_pos_z_p = 25</text:p>
      <text:p text:style-name="Standard">set nav_fw_pos_z_d = 8</text:p>
      <text:p text:style-name="Standard">set nav_fw_pos_xy_p = 55</text:p>
      <text:p text:style-name="Standard">set mc_iterm_relax = RPY</text:p>
      <text:p text:style-name="Standard">set d_boost_min = <text:s/>0.800</text:p>
      <text:p text:style-name="Standard">set d_boost_max = <text:s/>1.200</text:p>
      <text:p text:style-name="Standard">set d_boost_gyro_delta_lpf_hz = 60</text:p>
      <text:p text:style-name="Standard">set antigravity_gain = <text:s/>2.000</text:p>
      <text:p text:style-name="Standard">set antigravity_accelerator = <text:s/>5.000</text:p>
      <text:p text:style-name="Standard">set fw_level_pitch_trim = <text:s/>5.000</text:p>
      <text:p text:style-name="Standard">set smith_predictor_delay = <text:s/>1.500</text:p>
      <text:p text:style-name="Standard">set tpa_rate = 20</text:p>
      <text:p text:style-name="Standard">set tpa_breakpoint = 1200</text:p>
      <text:p text:style-name="Standard">set tpa_on_yaw = ON</text:p>
      <text:p text:style-name="Standard">set rc_expo = 30</text:p>
      <text:p text:style-name="Standard">set rc_yaw_expo = 30</text:p>
      <text:p text:style-name="Standard"><text:soft-page-break/>set roll_rate = 18</text:p>
      <text:p text:style-name="Standard">set pitch_rate = 18</text:p>
      <text:p text:style-name="Standard">set yaw_rate = 9</text:p>
      <text:p text:style-name="Standard"/>
      <text:p text:style-name="Standard"># control_profile</text:p>
      <text:p text:style-name="Standard">control_profile 3</text:p>
      <text:p text:style-name="Standard"/>
      <text:p text:style-name="Standard">set fw_p_pitch = 15</text:p>
      <text:p text:style-name="Standard">set fw_i_pitch = 5</text:p>
      <text:p text:style-name="Standard">set fw_d_pitch = 5</text:p>
      <text:p text:style-name="Standard">set fw_ff_pitch = 80</text:p>
      <text:p text:style-name="Standard">set fw_p_roll = 15</text:p>
      <text:p text:style-name="Standard">set fw_i_roll = 3</text:p>
      <text:p text:style-name="Standard">set fw_d_roll = 7</text:p>
      <text:p text:style-name="Standard">set fw_p_yaw = 50</text:p>
      <text:p text:style-name="Standard">set fw_i_yaw = 0</text:p>
      <text:p text:style-name="Standard">set fw_d_yaw = 20</text:p>
      <text:p text:style-name="Standard">set fw_ff_yaw = 255</text:p>
      <text:p text:style-name="Standard">set dterm_lpf_hz = 10</text:p>
      <text:p text:style-name="Standard">set fw_turn_assist_pitch_gain = <text:s/>0.400</text:p>
      <text:p text:style-name="Standard">set nav_fw_pos_z_p = 25</text:p>
      <text:p text:style-name="Standard">set nav_fw_pos_z_d = 8</text:p>
      <text:p text:style-name="Standard">set nav_fw_pos_xy_p = 55</text:p>
      <text:p text:style-name="Standard">set d_boost_min = <text:s/>1.000</text:p>
      <text:p text:style-name="Standard">set d_boost_max = <text:s/>1.000</text:p>
      <text:p text:style-name="Standard">set rc_expo = 30</text:p>
      <text:p text:style-name="Standard">set rc_yaw_expo = 30</text:p>
      <text:p text:style-name="Standard">set roll_rate = 18</text:p>
      <text:p text:style-name="Standard">set pitch_rate = 9</text:p>
      <text:p text:style-name="Standard">set yaw_rate = 3</text:p>
      <text:p text:style-name="Standard"/>
      <text:p text:style-name="Standard"># mixer_profile</text:p>
      <text:p text:style-name="Standard">mixer_profile 1</text:p>
      <text:p text:style-name="Standard"/>
      <text:p text:style-name="Standard">set platform_type = AIRPLANE</text:p>
      <text:p text:style-name="Standard">set has_flaps = ON</text:p>
      <text:p text:style-name="Standard">set model_preview_type = 26</text:p>
      <text:p text:style-name="Standard">set mixer_pid_profile_linking = ON</text:p>
      <text:p text:style-name="Standard"/>
      <text:p text:style-name="Standard"># Mixer: motor mixer</text:p>
      <text:p text:style-name="Standard"/>
      <text:p text:style-name="Standard">mmix reset</text:p>
      <text:p text:style-name="Standard"/>
      <text:p text:style-name="Standard">mmix 0 <text:s/>1.000 <text:s/>0.000 <text:s/>0.000 <text:s/>1.000</text:p>
      <text:p text:style-name="Standard">mmix 1 <text:s/>1.000 <text:s/>0.000 <text:s/>0.000 -1.000</text:p>
      <text:p text:style-name="Standard">mmix 2 <text:s/>1.000 <text:s/>0.000 <text:s/>0.000 <text:s/>0.000</text:p>
      <text:p text:style-name="Standard"/>
      <text:p text:style-name="Standard"># Mixer: servo mixer</text:p>
      <text:p text:style-name="Standard">smix reset</text:p>
      <text:p text:style-name="Standard"><text:soft-page-break/></text:p>
      <text:p text:style-name="Standard">smix 0 1 1 100 0 -1</text:p>
      <text:p text:style-name="Standard">smix 1 2 0 100 0 -1</text:p>
      <text:p text:style-name="Standard">smix 2 3 29 87 0 -1</text:p>
      <text:p text:style-name="Standard">smix 3 4 29 -85 0 -1</text:p>
      <text:p text:style-name="Standard"/>
      <text:p text:style-name="Standard"># mixer_profile</text:p>
      <text:p text:style-name="Standard">mixer_profile 2</text:p>
      <text:p text:style-name="Standard"/>
      <text:p text:style-name="Standard">set platform_type = TRICOPTER</text:p>
      <text:p text:style-name="Standard">set model_preview_type = 1</text:p>
      <text:p text:style-name="Standard">set motorstop_on_low = OFF</text:p>
      <text:p text:style-name="Standard">set mixer_pid_profile_linking = ON</text:p>
      <text:p text:style-name="Standard"/>
      <text:p text:style-name="Standard"># Mixer: motor mixer</text:p>
      <text:p text:style-name="Standard"/>
      <text:p text:style-name="Standard">mmix reset</text:p>
      <text:p text:style-name="Standard"/>
      <text:p text:style-name="Standard">mmix 0 <text:s/>1.000 <text:s/>1.000 -0.667 <text:s/>0.000</text:p>
      <text:p text:style-name="Standard">mmix 1 <text:s/>1.000 -1.000 -0.667 <text:s/>0.000</text:p>
      <text:p text:style-name="Standard">mmix 2 <text:s/>1.000 <text:s/>0.000 <text:s/>1.330 <text:s/>0.000</text:p>
      <text:p text:style-name="Standard"/>
      <text:p text:style-name="Standard"># Mixer: servo mixer</text:p>
      <text:p text:style-name="Standard">smix reset</text:p>
      <text:p text:style-name="Standard"/>
      <text:p text:style-name="Standard">smix 0 3 2 -90 0 -1</text:p>
      <text:p text:style-name="Standard">smix 1 4 2 -90 0 -1</text:p>
      <text:p text:style-name="Standard">smix 2 3 29 -87 0 -1</text:p>
      <text:p text:style-name="Standard">smix 3 4 29 85 0 -1</text:p>
      <text:p text:style-name="Standard">smix 4 2 0 50 0 -1</text:p>
      <text:p text:style-name="Standard">smix 5 1 1 50 0 -1</text:p>
      <text:p text:style-name="Standard">smix 6 3 38 60 0 -1</text:p>
      <text:p text:style-name="Standard">smix 7 4 38 -60 0 -1</text:p>
      <text:p text:style-name="Standard"/>
      <text:p text:style-name="Standard"># battery_profile</text:p>
      <text:p text:style-name="Standard">battery_profile 1</text:p>
      <text:p text:style-name="Standard"/>
      <text:p text:style-name="Standard">set vbat_cell_detect_voltage = 435</text:p>
      <text:p text:style-name="Standard">set vbat_min_cell_voltage = 340</text:p>
      <text:p text:style-name="Standard">set vbat_warning_cell_voltage = 360</text:p>
      <text:p text:style-name="Standard">set throttle_idle = <text:s/>5.000</text:p>
      <text:p text:style-name="Standard"/>
      <text:p text:style-name="Standard"># battery_profile</text:p>
      <text:p text:style-name="Standard">battery_profile 2</text:p>
      <text:p text:style-name="Standard"/>
      <text:p text:style-name="Standard">set throttle_idle = <text:s/>5.000</text:p>
      <text:p text:style-name="Standard"/>
      <text:p text:style-name="Standard"># battery_profile</text:p>
      <text:p text:style-name="Standard">battery_profile 3</text:p>
      <text:p text:style-name="Standard"><text:soft-page-break/></text:p>
      <text:p text:style-name="Standard">set throttle_idle = <text:s/>5.000</text:p>
      <text:p text:style-name="Standard"/>
      <text:p text:style-name="Standard"># restore original profile selection</text:p>
      <text:p text:style-name="Standard">control_profile 2</text:p>
      <text:p text:style-name="Standard">mixer_profile 2</text:p>
      <text:p text:style-name="Standard">battery_profile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3:09:51.927470687</meta:creation-date>
    <dc:date>2025-06-19T13:20:31.970502538</dc:date>
    <meta:editing-duration>PT10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264" meta:word-count="1073" meta:character-count="5823" meta:non-whitespace-character-count="4972"/>
  </office:meta>
</office:document-meta>
</file>